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06T18:45:53" calcext:value-type="date">
            <text:p>2022-03-06 18:45:53</text:p>
          </table:table-cell>
          <table:table-cell table:style-name="ce22" office:value-type="date" office:date-value="2022-03-06" calcext:value-type="date">
            <text:p>2022-03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8H45M53S" calcext:value-type="time">
            <text:p>18:45:5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06T18:45:53" calcext:value-type="date">
            <text:p>2022-03-06 18:45:53</text:p>
          </table:table-cell>
          <table:table-cell table:style-name="ce23" office:value-type="date" office:date-value="2022-03-06" calcext:value-type="date">
            <text:p>2022-03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6H45M53S" calcext:value-type="time">
            <text:p>06:45:5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06T18:45:53" calcext:value-type="date">
            <text:p>2022-03-06 18:45:53</text:p>
          </table:table-cell>
          <table:table-cell table:style-name="ce24" office:value-type="date" office:date-value="2022-03-06" calcext:value-type="date">
            <text:p>2022-03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8H45M53S" calcext:value-type="time">
            <text:p>18:45:53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06T18:45:54" calcext:value-type="date">
            <text:p>2022-03-06 18:45:54</text:p>
          </table:table-cell>
          <table:table-cell table:style-name="ce25" office:value-type="date" office:date-value="2022-03-06" calcext:value-type="date">
            <text:p>2022-03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6H45M54S" calcext:value-type="time">
            <text:p>06:45:5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06T18:45:54" calcext:value-type="date">
            <text:p>2022-03-06 18:45:54</text:p>
          </table:table-cell>
          <table:table-cell table:style-name="ce26" office:value-type="date" office:date-value="2022-03-06" calcext:value-type="date">
            <text:p>2022-03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8H45M54S" calcext:value-type="time">
            <text:p>18:45:5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06T18:45:54" calcext:value-type="date">
            <text:p>2022-03-06 18:45:54</text:p>
          </table:table-cell>
          <table:table-cell table:style-name="ce27" office:value-type="date" office:date-value="2022-03-06" calcext:value-type="date">
            <text:p>2022-03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6H45M54S" calcext:value-type="time">
            <text:p>06:45:5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06T18:45:54" calcext:value-type="date">
            <text:p>2022-03-06 18:45:54</text:p>
          </table:table-cell>
          <table:table-cell table:style-name="ce28" office:value-type="date" office:date-value="2022-03-06" calcext:value-type="date">
            <text:p>2022-03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8H45M54S" calcext:value-type="time">
            <text:p>18:45:5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06T18:45:54" calcext:value-type="date">
            <text:p>2022-03-06 18:45:54</text:p>
          </table:table-cell>
          <table:table-cell table:style-name="ce29" office:value-type="date" office:date-value="2022-03-06" calcext:value-type="date">
            <text:p>2022-03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6H45M54S" calcext:value-type="time">
            <text:p>06:45:5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06T18:45:54" calcext:value-type="date">
            <text:p>2022-03-06 18:45:54</text:p>
          </table:table-cell>
          <table:table-cell table:style-name="ce30" office:value-type="date" office:date-value="2022-03-06" calcext:value-type="date">
            <text:p>2022-03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8H45M54S" calcext:value-type="time">
            <text:p>18:45:5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06T18:45:54" calcext:value-type="date">
            <text:p>2022-03-06 18:45:54</text:p>
          </table:table-cell>
          <table:table-cell table:style-name="ce31" office:value-type="date" office:date-value="2022-03-06" calcext:value-type="date">
            <text:p>2022-03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6H45M54S" calcext:value-type="time">
            <text:p>06:45:5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465135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.16762" calcext:value-type="float">
            <text:p>1,17</text:p>
          </table:table-cell>
          <table:table-cell office:value-type="float" office:value="0.00402446575342466" calcext:value-type="float">
            <text:p>0,004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52635" calcext:value-type="float">
            <text:p>0,05</text:p>
          </table:table-cell>
          <table:table-cell office:value-type="float" office:value="0.0052635" calcext:value-type="float">
            <text:p>0,005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17195" calcext:value-type="float">
            <text:p>0,02</text:p>
          </table:table-cell>
          <table:table-cell office:value-type="float" office:value="0.002149375" calcext:value-type="float">
            <text:p>0,002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30121" calcext:value-type="float">
            <text:p>0,03</text:p>
          </table:table-cell>
          <table:table-cell office:value-type="float" office:value="0.0060242" calcext:value-type="float">
            <text:p>0,006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097745" calcext:value-type="float">
            <text:p>0,10</text:p>
          </table:table-cell>
          <table:table-cell office:value-type="float" office:value="0.0488725" calcext:value-type="float">
            <text:p>0,048873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.365316" calcext:value-type="float">
            <text:p>1,37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8:45:52.5437847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8:45:52</meta:creation-date>
    <meta:generator>LibreOffice/7.2.5.2.0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20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3-06T18:45:55.305050418</dc:date>
    <dc:title>UnoGenerator ODS example</dc:title>
    <meta:document-statistic meta:table-count="5" meta:cell-count="318" meta:object-count="0"/>
  </office:meta>
</office:document-meta>
</file>